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3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0.313cm" fo:min-width="0cm"/>
    </style:style>
    <style:style style:name="gr4" style:family="graphic" style:parent-style-name="standard">
      <style:graphic-properties svg:stroke-width="0.05cm" draw:marker-start-width="0.3cm" draw:marker-end="Arrow" draw:marker-end-width="0.3cm" draw:textarea-horizontal-align="right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cm" draw:marker-end="Arrow" draw:marker-end-width="0.3cm" draw:textarea-horizontal-align="left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cm" draw:marker-end="Arrow" draw:marker-end-width="0.3cm" draw:textarea-horizontal-align="center" draw:textarea-vertical-align="top" fo:padding-top="0.15cm" fo:padding-bottom="0.15cm" fo:padding-left="0.275cm" fo:padding-right="0.18cm"/>
    </style:style>
    <style:style style:name="gr7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false" fo:min-height="0.246cm" fo:min-width="2.525cm"/>
    </style:style>
    <style:style style:name="gr8" style:family="graphic" style:parent-style-name="standard">
      <style:graphic-properties svg:stroke-width="0.05cm" draw:marker-start-width="0.3cm" draw:marker-end="Arrow" draw:marker-end-width="0.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tyle="italic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4" style:family="paragraph">
      <style:paragraph-properties fo:margin-left="0cm" fo:margin-right="0cm" fo:text-align="center" fo:text-indent="0cm"/>
      <style:text-properties fo:font-size="18pt" fo:font-weight="normal"/>
    </style:style>
    <style:style style:name="P5" style:family="paragraph">
      <style:paragraph-properties fo:margin-left="0cm" fo:margin-right="0cm" fo:text-align="center" fo:text-indent="0cm"/>
      <style:text-properties fo:font-size="15pt" fo:font-style="italic"/>
    </style:style>
    <style:style style:name="P6" style:family="paragraph">
      <style:paragraph-properties fo:margin-left="0cm" fo:margin-right="0cm" fo:text-align="center" fo:text-indent="0cm"/>
      <style:text-properties fo:font-size="15pt"/>
    </style:style>
    <style:style style:name="P7" style:family="paragraph">
      <style:paragraph-properties fo:margin-left="0cm" fo:margin-right="0cm" fo:text-align="end" fo:text-indent="0cm"/>
      <style:text-properties fo:font-size="15pt"/>
    </style:style>
    <style:style style:name="P8" style:family="paragraph">
      <style:paragraph-properties fo:margin-left="0cm" fo:margin-right="0cm" fo:text-align="end" fo:text-indent="0cm"/>
      <style:text-properties fo:font-size="15pt" fo:font-style="italic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font-size="15pt"/>
    </style:style>
    <style:style style:name="P11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tyle="italic"/>
    </style:style>
    <style:style style:name="T2" style:family="text">
      <style:text-properties fo:font-size="18pt" fo:font-weight="normal"/>
    </style:style>
    <style:style style:name="T3" style:family="text">
      <style:text-properties fo:font-size="15pt" fo:font-style="italic"/>
    </style:style>
    <style:style style:name="T4" style:family="text">
      <style:text-properties fo:font-size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id="id1" draw:layer="layout" svg:width="3.931cm" svg:height="0.963cm" svg:x="5.993cm" svg:y="-0.064cm">
          <draw:text-box>
            <text:p text:style-name="P1">\Univers [\T]</text:p>
          </draw:text-box>
        </draw:frame>
        <draw:frame draw:style-name="gr1" draw:text-style-name="P1" draw:id="id2" draw:layer="layout" svg:width="4.38cm" svg:height="0.963cm" svg:x="1.684cm" svg:y="4cm">
          <draw:text-box>
            <text:p text:style-name="P1">\Personne[\N]</text:p>
          </draw:text-box>
        </draw:frame>
        <draw:frame draw:style-name="gr1" draw:text-style-name="P1" draw:id="id3" draw:layer="layout" svg:width="3.647cm" svg:height="0.963cm" svg:x="6.085cm" svg:y="4.001cm">
          <draw:text-box>
            <text:p text:style-name="P1">\Vendre [T]</text:p>
          </draw:text-box>
        </draw:frame>
        <draw:frame draw:style-name="gr1" draw:text-style-name="P1" draw:id="id4" draw:layer="layout" svg:width="3.05cm" svg:height="0.963cm" svg:x="10.586cm" svg:y="4.002cm">
          <draw:text-box>
            <text:p text:style-name="P1">\Fleur [T]</text:p>
          </draw:text-box>
        </draw:frame>
        <draw:connector draw:style-name="gr2" draw:text-style-name="P2" draw:layer="layout" draw:type="line" svg:x1="7.958cm" svg:y1="0.899cm" svg:x2="3.874cm" svg:y2="4cm" draw:start-shape="id1" draw:start-glue-point="2" draw:end-shape="id2" draw:end-glue-point="0">
          <text:p text:style-name="P1"/>
        </draw:connector>
        <draw:connector draw:style-name="gr2" draw:text-style-name="P2" draw:layer="layout" draw:type="line" svg:x1="7.958cm" svg:y1="0.899cm" svg:x2="7.908cm" svg:y2="4.001cm" draw:start-shape="id1" draw:start-glue-point="2" draw:end-shape="id3">
          <text:p text:style-name="P1"/>
        </draw:connector>
        <draw:connector draw:style-name="gr2" draw:text-style-name="P2" draw:layer="layout" draw:type="line" svg:x1="7.958cm" svg:y1="0.899cm" svg:x2="12.111cm" svg:y2="4.002cm" draw:start-shape="id1" draw:start-glue-point="2" draw:end-shape="id4" draw:end-glue-point="0">
          <text:p text:style-name="P1"/>
        </draw:connector>
        <draw:frame draw:style-name="gr1" draw:text-style-name="P3" draw:id="id5" draw:layer="layout" svg:width="3.47cm" svg:height="0.971cm" svg:x="-0.015cm" svg:y="9.001cm">
          <draw:text-box>
            <text:p text:style-name="P3"><text:span text:style-name="T1">personne, n</text:span></text:p>
          </draw:text-box>
        </draw:frame>
        <draw:frame draw:style-name="gr1" draw:text-style-name="P4" draw:id="id6" draw:layer="layout" svg:width="4.591cm" svg:height="2.387cm" svg:x="3.786cm" svg:y="7.902cm">
          <draw:text-box>
            <text:p text:style-name="P4"><text:span text:style-name="T2">\personne</text:span></text:p>
            <text:p text:style-name="P4"><text:span text:style-name="T2">qui vend</text:span></text:p>
            <text:p text:style-name="P4"><text:span text:style-name="T2">qqu chose [/N]</text:span></text:p>
          </draw:text-box>
        </draw:frame>
        <draw:frame draw:style-name="gr3" draw:text-style-name="P3" draw:id="id7" draw:layer="layout" svg:width="3.228cm" svg:height="0.971cm" svg:x="6.087cm" svg:y="12.186cm">
          <draw:text-box>
            <text:p text:style-name="P3"><text:span text:style-name="T1">fleuriste, n</text:span></text:p>
          </draw:text-box>
        </draw:frame>
        <draw:frame draw:style-name="gr1" draw:text-style-name="P1" draw:id="id8" draw:layer="layout" svg:width="3.855cm" svg:height="0.963cm" svg:x="8.389cm" svg:y="7.205cm">
          <draw:text-box>
            <text:p text:style-name="P1">\Vendre [\V]</text:p>
          </draw:text-box>
        </draw:frame>
        <draw:frame draw:style-name="gr1" draw:text-style-name="P1" draw:id="id9" draw:layer="layout" svg:width="3.292cm" svg:height="0.963cm" svg:x="12.578cm" svg:y="7.973cm">
          <draw:text-box>
            <text:p text:style-name="P1">\Fleur [/N]</text:p>
          </draw:text-box>
        </draw:frame>
        <draw:connector draw:style-name="gr4" draw:text-style-name="P5" draw:layer="layout" draw:type="line" svg:x1="3.874cm" svg:y1="4.963cm" svg:x2="1.72cm" svg:y2="9.001cm" draw:start-shape="id2" draw:start-glue-point="2" draw:end-shape="id5" draw:end-glue-point="0">
          <text:p text:style-name="P5"><text:span text:style-name="T3">classe</text:span></text:p>
          <text:p text:style-name="P5"><text:span text:style-name="T3">générique</text:span></text:p>
        </draw:connector>
        <draw:connector draw:style-name="gr5" draw:text-style-name="P5" draw:layer="layout" draw:type="line" svg:x1="3.874cm" svg:y1="4.963cm" svg:x2="6.081cm" svg:y2="7.902cm" draw:start-shape="id2" draw:start-glue-point="2" draw:end-shape="id6" draw:end-glue-point="0">
          <text:p text:style-name="P5"><text:span text:style-name="T4">thème</text:span></text:p>
        </draw:connector>
        <draw:connector draw:style-name="gr4" draw:text-style-name="P5" draw:layer="layout" draw:type="line" svg:x1="6.081cm" svg:y1="10.289cm" svg:x2="7.701cm" svg:y2="12.186cm" draw:start-shape="id6" draw:start-glue-point="2" draw:end-shape="id7" draw:end-glue-point="0">
          <text:p text:style-name="P6"><text:span text:style-name="T3">classe</text:span></text:p>
          <text:p text:style-name="P6"><text:span text:style-name="T3">spécifique</text:span></text:p>
        </draw:connector>
        <draw:connector draw:style-name="gr2" draw:text-style-name="P5" draw:layer="layout" draw:type="line" svg:x1="7.908cm" svg:y1="4.964cm" svg:x2="6.081cm" svg:y2="7.902cm" draw:start-shape="id3" draw:start-glue-point="2" draw:end-shape="id6" draw:end-glue-point="0">
          <text:p text:style-name="P5"><text:span text:style-name="T3">thème</text:span></text:p>
        </draw:connector>
        <draw:connector draw:style-name="gr2" draw:text-style-name="P5" draw:layer="layout" draw:type="line" svg:x1="7.908cm" svg:y1="4.964cm" svg:x2="10.316cm" svg:y2="7.205cm" draw:start-shape="id3" draw:start-glue-point="2" draw:end-shape="id8" draw:end-glue-point="0">
          <text:p text:style-name="P6"><text:span text:style-name="T3">thème</text:span></text:p>
        </draw:connector>
        <draw:connector draw:style-name="gr2" draw:text-style-name="P8" draw:layer="layout" draw:type="line" svg:x1="12.111cm" svg:y1="4.965cm" svg:x2="10.316cm" svg:y2="7.205cm" draw:start-shape="id4" draw:start-glue-point="2" draw:end-shape="id8" draw:end-glue-point="0">
          <text:p text:style-name="P7"><text:span text:style-name="T3">thème</text:span></text:p>
        </draw:connector>
        <draw:connector draw:style-name="gr2" draw:text-style-name="P8" draw:layer="layout" draw:type="line" svg:x1="12.111cm" svg:y1="4.965cm" svg:x2="14.224cm" svg:y2="7.973cm" draw:start-shape="id4" draw:start-glue-point="2" draw:end-shape="id9" draw:end-glue-point="0">
          <text:p text:style-name="P7"><text:span text:style-name="T3">thème</text:span></text:p>
        </draw:connector>
        <draw:frame draw:style-name="gr1" draw:text-style-name="P3" draw:id="id10" draw:layer="layout" svg:width="2.344cm" svg:height="0.971cm" svg:x="10.078cm" svg:y="12.141cm">
          <draw:text-box>
            <text:p text:style-name="P3"><text:span text:style-name="T1">fleur, n</text:span></text:p>
          </draw:text-box>
        </draw:frame>
        <draw:frame draw:style-name="gr1" draw:text-style-name="P3" draw:id="id11" draw:layer="layout" svg:width="2.593cm" svg:height="0.971cm" svg:x="13.678cm" svg:y="12.174cm">
          <draw:text-box>
            <text:p text:style-name="P3"><text:span text:style-name="T1">tulipe, n</text:span></text:p>
          </draw:text-box>
        </draw:frame>
        <draw:connector draw:style-name="gr2" draw:text-style-name="P6" draw:layer="layout" draw:type="line" svg:x1="14.224cm" svg:y1="8.936cm" svg:x2="11.25cm" svg:y2="12.141cm" draw:start-shape="id9" draw:start-glue-point="2" draw:end-shape="id10" draw:end-glue-point="0">
          <text:p text:style-name="P9"><text:span text:style-name="T4">classe</text:span></text:p>
          <text:p text:style-name="P9"><text:span text:style-name="T4">générique</text:span></text:p>
        </draw:connector>
        <draw:connector draw:style-name="gr6" draw:text-style-name="P10" draw:layer="layout" draw:type="line" svg:x1="14.224cm" svg:y1="8.936cm" svg:x2="14.974cm" svg:y2="12.174cm" draw:start-shape="id9" draw:start-glue-point="2" draw:end-shape="id11" draw:end-glue-point="0">
          <text:p text:style-name="P9"><text:span text:style-name="T4">classe</text:span></text:p>
          <text:p text:style-name="P9"><text:span text:style-name="T4">spécifique</text:span></text:p>
        </draw:connector>
        <draw:frame draw:style-name="gr7" draw:text-style-name="P3" draw:id="id12" draw:layer="layout" svg:width="3.224cm" svg:height="0.971cm" svg:x="8.69cm" svg:y="11.136cm">
          <draw:text-box>
            <text:p text:style-name="P3"><text:span text:style-name="T1">vendre, n</text:span></text:p>
          </draw:text-box>
        </draw:frame>
        <draw:connector draw:style-name="gr8" draw:text-style-name="P11" draw:layer="layout" draw:type="line" svg:x1="10.316cm" svg:y1="8.168cm" svg:x2="10.302cm" svg:y2="11.136cm" draw:start-shape="id8" draw:start-glue-point="2" draw:end-shape="id12">
          <text:p text:style-name="P1"/>
        </draw:connector>
        <draw:connector draw:style-name="gr8" draw:text-style-name="P11" draw:layer="layout" draw:type="line" svg:x1="7.908cm" svg:y1="4.964cm" svg:x2="7.701cm" svg:y2="12.186cm" draw:start-shape="id3" draw:start-glue-point="2" draw:end-shape="id7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2.093cm" fo:margin-bottom="5.722cm" fo:margin-left="4.768cm" fo:margin-right="8.81cm" fo:page-width="16cm" fo:page-height="13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1-22T15:49:00</meta:creation-date>
    <dc:creator>didier schwab</dc:creator>
    <dc:date>2006-01-22T17:23:19</dc:date>
    <dc:language>fr-FR</dc:language>
    <meta:editing-cycles>10</meta:editing-cycles>
    <meta:editing-duration>PT1H34M22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